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312" officeooo:paragraph-rsid="001fb312"/>
    </style:style>
    <style:style style:name="P2" style:family="paragraph" style:parent-style-name="Standard">
      <style:text-properties officeooo:rsid="001fb312" officeooo:paragraph-rsid="0021353c"/>
    </style:style>
    <style:style style:name="P3" style:family="paragraph" style:parent-style-name="Standard">
      <style:text-properties officeooo:rsid="001fb312" officeooo:paragraph-rsid="0023cd3e"/>
    </style:style>
    <style:style style:name="P4" style:family="paragraph" style:parent-style-name="Standard">
      <style:text-properties officeooo:rsid="001fb312" officeooo:paragraph-rsid="002298d5"/>
    </style:style>
    <style:style style:name="P5" style:family="paragraph" style:parent-style-name="Standard">
      <style:text-properties fo:font-weight="bold" officeooo:rsid="001fb312" officeooo:paragraph-rsid="001fb312" style:font-weight-asian="bold" style:font-weight-complex="bold"/>
    </style:style>
    <style:style style:name="P6" style:family="paragraph" style:parent-style-name="Standard">
      <style:text-properties fo:font-weight="bold" officeooo:rsid="002298d5" officeooo:paragraph-rsid="002298d5" style:font-weight-asian="bold" style:font-weight-complex="bold"/>
    </style:style>
    <style:style style:name="P7" style:family="paragraph" style:parent-style-name="Standard">
      <style:text-properties fo:font-size="14pt" fo:font-weight="bold" officeooo:rsid="001fb312" officeooo:paragraph-rsid="001fb312" style:font-weight-asian="bold" style:font-weight-complex="bold"/>
    </style:style>
    <style:style style:name="P8" style:family="paragraph" style:parent-style-name="Standard">
      <style:text-properties officeooo:rsid="002298d5" officeooo:paragraph-rsid="002298d5"/>
    </style:style>
    <style:style style:name="P9" style:family="paragraph" style:parent-style-name="Standard">
      <style:text-properties officeooo:rsid="002b3d98" officeooo:paragraph-rsid="002b3d98"/>
    </style:style>
    <style:style style:name="P10" style:family="paragraph" style:parent-style-name="Standard">
      <style:text-properties officeooo:rsid="0031995d" officeooo:paragraph-rsid="0031995d"/>
    </style:style>
    <style:style style:name="P11" style:family="paragraph" style:parent-style-name="Standard">
      <style:text-properties officeooo:rsid="00329927" officeooo:paragraph-rsid="00329927"/>
    </style:style>
    <style:style style:name="P12" style:family="paragraph" style:parent-style-name="Standard">
      <style:text-properties officeooo:rsid="0034fb15" officeooo:paragraph-rsid="0034fb15"/>
    </style:style>
    <style:style style:name="P13" style:family="paragraph" style:parent-style-name="Standard">
      <style:text-properties officeooo:rsid="0035bb82" officeooo:paragraph-rsid="0035bb82"/>
    </style:style>
    <style:style style:name="P14" style:family="paragraph" style:parent-style-name="Standard">
      <style:text-properties officeooo:rsid="0035bb82" officeooo:paragraph-rsid="003741e6"/>
    </style:style>
    <style:style style:name="T1" style:family="text">
      <style:text-properties officeooo:rsid="0021353c"/>
    </style:style>
    <style:style style:name="T2" style:family="text">
      <style:text-properties officeooo:rsid="002244bd"/>
    </style:style>
    <style:style style:name="T3" style:family="text">
      <style:text-properties officeooo:rsid="0023cd3e"/>
    </style:style>
    <style:style style:name="T4" style:family="text">
      <style:text-properties officeooo:rsid="00254267"/>
    </style:style>
    <style:style style:name="T5" style:family="text">
      <style:text-properties officeooo:rsid="0026eef1"/>
    </style:style>
    <style:style style:name="T6" style:family="text">
      <style:text-properties officeooo:rsid="00287cc9"/>
    </style:style>
    <style:style style:name="T7" style:family="text">
      <style:text-properties officeooo:rsid="002b3d98"/>
    </style:style>
    <style:style style:name="T8" style:family="text">
      <style:text-properties officeooo:rsid="002cce33"/>
    </style:style>
    <style:style style:name="T9" style:family="text">
      <style:text-properties officeooo:rsid="002dde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Quel est le meilleur endroit pour devenir Data Analyst ?</text:p>
      <text:p text:style-name="P1"/>
      <text:p text:style-name="P1"/>
      <text:p text:style-name="P5">MVP &gt; étude analytique des salaires en fonction</text:p>
      <text:p text:style-name="P1">- du lieu (France/International? Les deux?),</text:p>
      <text:p text:style-name="P1">- de l’expérience <text:span text:style-name="T8">demandée</text:span></text:p>
      <text:p text:style-name="P3">- de l’entreprise (PME/GE)</text:p>
      <text:p text:style-name="P3">- du secteur d’activité</text:p>
      <text:p text:style-name="P1"/>
      <text:p text:style-name="P1"/>
      <text:p text:style-name="P5">Aussi, évolution du marché (nombre de poste) </text:p>
      <text:p text:style-name="P1">- Par region/pays</text:p>
      <text:p text:style-name="P1">- Télétravail</text:p>
      <text:p text:style-name="P1">- Au cours des années</text:p>
      <text:p text:style-name="P1">- <text:span text:style-name="T7">nombre de candidats ?</text:span></text:p>
      <text:p text:style-name="P1"/>
      <text:p text:style-name="P1"/>
      <text:p text:style-name="P5">Visuels</text:p>
      <text:p text:style-name="P1">- Cartes <text:span text:style-name="T1">chloroplethes/bulles</text:span></text:p>
      <text:p text:style-name="P2">- <text:span text:style-name="T1">Histogrammes (secteur, taille entreprise, etc.)</text:span></text:p>
      <text:p text:style-name="P2"><text:span text:style-name="T1">- </text:span><text:span text:style-name="T2">Courbes de tendances</text:span></text:p>
      <text:p text:style-name="P2">- <text:span text:style-name="T9">Machine learning pour prédiction des évolutions</text:span></text:p>
      <text:p text:style-name="P1"/>
      <text:p text:style-name="P1"/>
      <text:p text:style-name="P6">Données clés</text:p>
      <text:p text:style-name="P8">- Salaire</text:p>
      <text:p text:style-name="P8">- Lieu du poste</text:p>
      <text:p text:style-name="P8">- <text:span text:style-name="T3">Taille de l’e</text:span>ntreprise</text:p>
      <text:p text:style-name="P8">- Experience souhaitée</text:p>
      <text:p text:style-name="P8">- <text:span text:style-name="T3">Secteur d’activité</text:span></text:p>
      <text:p text:style-name="P8">- <text:span text:style-name="T3">Teletravail </text:span><text:span text:style-name="T4">(et avantages)</text:span></text:p>
      <text:p text:style-name="P8">- <text:span text:style-name="T3">Date de diffusion de l’offre</text:span></text:p>
      <text:p text:style-name="P4">- <text:span text:style-name="T6">I</text:span><text:span text:style-name="T5">ntitulé de poste (si étendu à tout les postes Data)</text:span></text:p>
      <text:p text:style-name="P1"/>
      <text:p text:style-name="P1"/>
      <text:p text:style-name="P1"/>
      <text:p text:style-name="P5">En complément</text:p>
      <text:p text:style-name="P1">- Télétravail ?</text:p>
      <text:p text:style-name="P1">- Cout global de la vie ?</text:p>
      <text:p text:style-name="P1">- <text:span text:style-name="T4">Meteo ?</text:span></text:p>
      <text:p text:style-name="P1">- <text:span text:style-name="T4">Trafic et transport</text:span></text:p>
      <text:p text:style-name="P1"/>
      <text:p text:style-name="P1"/>
      <text:p text:style-name="P1"/>
      <text:p text:style-name="P9">Mettre en place un GitHub</text:p>
      <text:p text:style-name="P9"/>
      <text:p text:style-name="P10">site de l’insee pour des statistiques de salaire (si pas assez d’info)</text:p>
      <text:p text:style-name="P11">Voir sur kaggle des jeux de données indeed (Indeed Job Posting)</text:p>
      <text:p text:style-name="P11"/>
      <text:p text:style-name="P11"/>
      <text:p text:style-name="P11"/>
      <text:p text:style-name="P11"/>
      <text:p text:style-name="P12"><text:soft-page-break/>Salaire</text:p>
      <text:p text:style-name="P12">Meteo (précipitations, etc.)</text:p>
      <text:p text:style-name="P12">Offres d’emploi par etat</text:p>
      <text:p text:style-name="P12">Densité de population</text:p>
      <text:p text:style-name="P12">Conditions de vie</text:p>
      <text:p text:style-name="P12"/>
      <text:p text:style-name="P12"/>
      <text:p text:style-name="P13">Données clés</text:p>
      <text:p text:style-name="P14">Salaire</text:p>
      <text:p text:style-name="P14">Localisation</text:p>
      <text:p text:style-name="P13">Distanciel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5:20:23.530424222</meta:creation-date>
    <dc:date>2024-06-12T10:37:01.436800692</dc:date>
    <meta:editing-duration>PT3H12M32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184" meta:character-count="1090" meta:non-whitespace-character-count="947"/>
  </office:meta>
</office:document-meta>
</file>